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1F6629ECECA.jpg" manifest:media-type="image/jpeg"/>
  <manifest:file-entry manifest:full-path="Pictures/100000000000003D0000001C88EEC851.png" manifest:media-type="image/png"/>
  <manifest:file-entry manifest:full-path="Pictures/100000000000006200000056952E3F8C.png" manifest:media-type="image/png"/>
  <manifest:file-entry manifest:full-path="Pictures/100000000000050000000500AB56F3BD.png" manifest:media-type="image/png"/>
  <manifest:file-entry manifest:full-path="Pictures/10000001000000E0000000E086F4D1DF.png" manifest:media-type="image/png"/>
  <manifest:file-entry manifest:full-path="Pictures/10000001000002B7000002B6BE2C6AEE.png" manifest:media-type="image/png"/>
  <manifest:file-entry manifest:full-path="Pictures/10000000000003ED000001E632174AF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cm, 0.426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13.622cm, 3.443cm, 11.327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45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618cm" fo:min-width="0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619cm" fo:min-width="0cm" loext:decorative="false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 Black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721cm" svg:height="5.184cm" svg:x="6.029cm" svg:y="13.566cm">
          <draw:image xlink:href="Pictures/10000000000003ED000001E632174AF8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2" draw:layer="layout" svg:width="3.943cm" svg:height="3.82cm" svg:x="4.389cm" svg:y="4.966cm">
          <draw:image xlink:href="Pictures/10000001000000E0000000E086F4D1DF.png" xlink:type="simple" xlink:show="embed" xlink:actuate="onLoad" draw:mime-type="image/png">
            <text:p/>
          </draw:image>
        </draw:frame>
        <draw:frame draw:style-name="gr3" draw:text-style-name="P2" draw:layer="layout" svg:width="3.472cm" svg:height="10.94cm" draw:transform="rotate (1.57655591332648) translate (1.26cm 13.835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4" draw:text-style-name="P2" draw:layer="layout" svg:width="1.801cm" svg:height="1.579cm" svg:x="6.601cm" svg:y="10.802cm">
          <draw:image xlink:href="Pictures/100000000000006200000056952E3F8C.png" xlink:type="simple" xlink:show="embed" xlink:actuate="onLoad" draw:mime-type="image/png">
            <text:p/>
          </draw:image>
        </draw:frame>
        <draw:line draw:style-name="gr5" draw:text-style-name="P2" draw:layer="layout" svg:x1="6.075cm" svg:y1="4cm" svg:x2="6.075cm" svg:y2="6.876cm">
          <text:p/>
        </draw:line>
        <draw:line draw:style-name="gr5" draw:text-style-name="P2" draw:layer="layout" svg:x1="5.728cm" svg:y1="8.092cm" svg:x2="3.47cm" svg:y2="9.655cm">
          <text:p/>
        </draw:line>
        <draw:frame draw:style-name="gr6" draw:text-style-name="P3" draw:layer="layout" svg:width="0.642cm" svg:height="1.145cm" svg:x="2.686cm" svg:y="9.434cm">
          <draw:text-box>
            <text:p><text:span text:style-name="T1">L</text:span></text:p>
          </draw:text-box>
        </draw:frame>
        <draw:line draw:style-name="gr5" draw:text-style-name="P2" draw:layer="layout" svg:x1="9.795cm" svg:y1="9.134cm" svg:x2="9.795cm" svg:y2="10.523cm">
          <text:p/>
        </draw:line>
        <draw:line draw:style-name="gr7" draw:text-style-name="P2" draw:layer="layout" svg:x1="10.316cm" svg:y1="9.058cm" svg:x2="10.316cm" svg:y2="10.523cm">
          <text:p/>
        </draw:line>
        <draw:frame draw:style-name="gr8" draw:text-style-name="P3" draw:layer="layout" svg:width="0.642cm" svg:height="1.145cm" svg:x="9.353cm" svg:y="8.234cm">
          <draw:text-box>
            <text:p><text:span text:style-name="T1">L</text:span></text:p>
          </draw:text-box>
        </draw:frame>
        <draw:frame draw:style-name="gr9" draw:text-style-name="P3" draw:layer="layout" svg:width="0.713cm" svg:height="1.145cm" svg:x="9.971cm" svg:y="8.207cm">
          <draw:text-box>
            <text:p><text:span text:style-name="T1">N</text:span></text:p>
          </draw:text-box>
        </draw:frame>
        <draw:frame draw:style-name="gr4" draw:text-style-name="P2" draw:layer="layout" svg:width="1.121cm" svg:height="0.514cm" svg:x="7.29cm" svg:y="8.266cm">
          <draw:image xlink:href="Pictures/100000000000003D0000001C88EEC851.png" xlink:type="simple" xlink:show="embed" xlink:actuate="onLoad" draw:mime-type="image/png">
            <text:p/>
          </draw:image>
        </draw:frame>
        <draw:line draw:style-name="gr10" draw:text-style-name="P2" draw:layer="layout" svg:x1="9.548cm" svg:y1="10.697cm" svg:x2="7.985cm" svg:y2="8.266cm">
          <text:p/>
        </draw:line>
        <draw:line draw:style-name="gr11" draw:text-style-name="P2" draw:layer="layout" svg:x1="9.131cm" svg:y1="10.697cm" svg:x2="7.29cm" svg:y2="8.439cm">
          <text:p/>
        </draw:line>
        <draw:frame draw:style-name="gr1" draw:text-style-name="P1" draw:layer="layout" svg:width="11.374cm" svg:height="5.5cm" svg:x="8.25cm" svg:y="2cm">
          <draw:image xlink:href="Pictures/10000000000003ED000001E632174AF8.jpg" xlink:type="simple" xlink:show="embed" xlink:actuate="onLoad" draw:mime-type="image/jpeg">
            <text:p/>
          </draw:image>
        </draw:frame>
        <draw:frame draw:style-name="gr12" draw:text-style-name="P5" draw:layer="layout" svg:width="1.736cm" svg:height="0.848cm" svg:x="4.5cm" svg:y="4cm">
          <draw:text-box>
            <text:p text:style-name="P4"><text:span text:style-name="T2">L</text:span><text:span text:style-name="T2">o</text:span><text:span text:style-name="T2">a</text:span><text:span text:style-name="T2">d</text:span></text:p>
          </draw:text-box>
        </draw:frame>
        <draw:line draw:style-name="gr7" draw:text-style-name="P2" draw:layer="layout" svg:x1="4.5cm" svg:y1="4cm" svg:x2="4.5cm" svg:y2="7.821cm">
          <text:p/>
        </draw:line>
        <draw:line draw:style-name="gr7" draw:text-style-name="P2" draw:layer="layout" svg:x1="2.764cm" svg:y1="8.966cm" svg:x2="4.501cm" svg:y2="7.75cm">
          <text:p/>
        </draw:line>
        <draw:frame draw:style-name="gr8" draw:text-style-name="P3" draw:layer="layout" svg:width="0.713cm" svg:height="1.145cm" svg:x="2.037cm" svg:y="8.855cm">
          <draw:text-box>
            <text:p><text:span text:style-name="T1">N</text:span></text:p>
          </draw:text-box>
        </draw:frame>
        <draw:frame draw:style-name="gr1" draw:text-style-name="P1" draw:layer="layout" svg:width="7.471cm" svg:height="3.75cm" svg:x="6.029cm" svg:y="18cm">
          <draw:image xlink:href="Pictures/10000000000003E8000001F6629ECECA.jpg" xlink:type="simple" xlink:show="embed" xlink:actuate="onLoad" draw:mime-type="image/jpeg">
            <text:p/>
          </draw:image>
        </draw:frame>
        <draw:frame draw:style-name="gr4" draw:text-style-name="P2" draw:layer="layout" svg:width="5.558cm" svg:height="5.55cm" svg:x="12.5cm" svg:y="8cm">
          <draw:image xlink:href="Pictures/10000001000002B7000002B6BE2C6AEE.png" xlink:type="simple" xlink:show="embed" xlink:actuate="onLoad" draw:mime-type="image/png">
            <text:p/>
          </draw:image>
        </draw:frame>
        <draw:frame draw:style-name="gr12" draw:text-style-name="P5" draw:layer="layout" svg:width="6.25cm" svg:height="0.848cm" svg:x="1.5cm" svg:y="2cm">
          <draw:text-box>
            <text:p text:style-name="P4"><text:span text:style-name="T2">FCU3308 Токосбрщик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9:44:46.370505745</meta:creation-date>
    <dc:date>2025-09-15T19:55:34.290452248</dc:date>
    <meta:editing-duration>PT26S</meta:editing-duration>
    <meta:editing-cycles>1</meta:editing-cycles>
    <meta:document-statistic meta:object-count="22"/>
    <meta:generator>LibreOffice/24.2.7.2$Linux_X86_64 LibreOffice_project/420$Build-2</meta:generator>
  </office:meta>
</office:document-meta>
</file>